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paragraph-properties fo:text-align="center" style:justify-single-word="false"/>
      <style:text-properties style:font-name="Times New Roman" fo:language="it" fo:country="IT" style:font-name-complex="Times New Roman1"/>
    </style:style>
    <style:style style:name="P2" style:family="paragraph" style:parent-style-name="Title">
      <style:paragraph-properties fo:text-align="center" style:justify-single-word="false"/>
      <style:text-properties style:font-name="Times new Roman" fo:language="it" fo:country="IT" officeooo:rsid="00111370" officeooo:paragraph-rsid="00111370"/>
    </style:style>
    <style:style style:name="P3" style:family="paragraph" style:parent-style-name="Subtitle">
      <style:paragraph-properties fo:text-align="center" style:justify-single-word="false"/>
      <style:text-properties style:font-name="Times New Roman" fo:language="it" fo:country="IT" officeooo:rsid="00111370" officeooo:paragraph-rsid="00111370" style:font-name-complex="Times New Roman1"/>
    </style:style>
    <style:style style:name="P4" style:family="paragraph" style:parent-style-name="Standard">
      <style:paragraph-properties fo:break-before="page"/>
      <style:text-properties style:font-name="times new roman" officeooo:paragraph-rsid="00111370"/>
    </style:style>
    <style:style style:name="P5" style:family="paragraph" style:parent-style-name="Standard">
      <style:text-properties style:font-name="times new roman" officeooo:paragraph-rsid="00111370"/>
    </style:style>
    <style:style style:name="P6" style:family="paragraph" style:parent-style-name="Standard">
      <style:text-properties style:font-name="times new roman" officeooo:paragraph-rsid="00111370" style:font-name-complex="Times New Roman1"/>
    </style:style>
    <style:style style:name="T1" style:family="text">
      <style:text-properties fo:font-weight="bold" style:font-weight-asian="bold" style:font-name-complex="Times New Roman1" style:font-weight-complex="bold"/>
    </style:style>
    <style:style style:name="T2" style:family="text">
      <style:text-properties style:text-position="super 58%" fo:font-weight="bold" style:font-weight-asian="bold" style:font-name-complex="Times New Roman1" style:font-weight-complex="bold"/>
    </style:style>
    <style:style style:name="T3" style:family="text">
      <style:text-properties fo:language="it" fo:country="IT" fo:font-weight="bold" style:font-weight-asian="bold" style:font-name-complex="Times New Roman1" style:font-weight-complex="bold"/>
    </style:style>
    <style:style style:name="T4" style:family="text">
      <style:text-properties style:text-position="super 58%" fo:language="it" fo:country="IT" fo:font-weight="bold" style:font-weight-asian="bold" style:font-name-complex="Times New Roman1" style:font-weight-complex="bold"/>
    </style:style>
    <style:style style:name="T5" style:family="text">
      <style:text-properties fo:language="it" fo:country="IT" style:font-name-complex="Times New Roman1"/>
    </style:style>
    <style:style style:name="T6" style:family="text">
      <style:text-properties style:text-position="sub 58%" fo:language="it" fo:country="IT" fo:font-weight="bold" style:font-weight-asian="bold" style:font-name-complex="Times New Roman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Imagine</text:p>
      <text:p text:style-name="P3">John Lennon</text:p>
      <text:p text:style-name="P4"><text:span text:style-name="T1">Do <text:s text:c="2"/>Do</text:span><text:span text:style-name="T2">7+</text:span><text:span text:style-name="T1"> <text:s/>Fa<text:line-break/>Do <text:s text:c="2"/>Do</text:span><text:span text:style-name="T2">7+</text:span><text:span text:style-name="T1"> <text:s/>Fa</text:span></text:p>
      <text:p text:style-name="P5"><text:span text:style-name="T3">Do <text:s text:c="22"/>Do</text:span><text:span text:style-name="T4">7+</text:span><text:span text:style-name="T3"> <text:s/>Fa</text:span><text:span text:style-name="T5"><text:line-break/> <text:s text:c="2"/>Imagine there's no <text:s text:c="4"/>heaven<text:line-break/></text:span><text:span text:style-name="T3">Do <text:s text:c="14"/>Do</text:span><text:span text:style-name="T4">7+ <text:s/></text:span><text:span text:style-name="T3">Fa</text:span><text:span text:style-name="T5"><text:line-break/> <text:s text:c="2"/>It's easy if you <text:s text:c="2"/>try<text:line-break/></text:span><text:span text:style-name="T3">Do <text:s text:c="10"/>Do</text:span><text:span text:style-name="T4">7+ <text:s/></text:span><text:span text:style-name="T3">Fa<text:line-break/></text:span><text:span text:style-name="T5"> <text:s text:c="2"/>No hell be - - low us<text:line-break/></text:span><text:span text:style-name="T3">Do <text:s text:c="17"/>Do</text:span><text:span text:style-name="T4">7+ <text:s/></text:span><text:span text:style-name="T3">Fa</text:span><text:span text:style-name="T5"><text:line-break/> <text:s text:c="2"/>Above us only <text:s text:c="5"/>sky<text:line-break/></text:span><text:span text:style-name="T3"> <text:s text:c="13"/>Lam</text:span><text:span text:style-name="T6">/Mi</text:span><text:span text:style-name="T3"> <text:s/>Rem</text:span><text:span text:style-name="T4">7</text:span><text:span text:style-name="T3"> <text:s/>Fa</text:span><text:span text:style-name="T6">/Do</text:span><text:span text:style-name="T5"><text:line-break/>Imagine all the <text:s text:c="3"/>people<text:line-break/></text:span><text:span text:style-name="T3">Sol <text:s text:c="11"/>Do</text:span><text:span text:style-name="T6">/Sol</text:span><text:span text:style-name="T3"> <text:s/>Sol</text:span><text:span text:style-name="T4">7</text:span><text:span text:style-name="T5"><text:line-break/>Living for to - - - day</text:span></text:p>
      <text:p text:style-name="P5">Imagine there's no countries<text:line-break/>It isn't hard to do<text:line-break/>Nothing to kill or die for<text:line-break/>And no religion too<text:line-break/>Imagine all the people<text:line-break/>Living life in peace</text:p>
      <text:p text:style-name="P5"><text:span text:style-name="T7">Fa <text:s text:c="13"/>Sol <text:s text:c="9"/>Do <text:s text:c="7"/>Do</text:span><text:span text:style-name="T8">7+ <text:s/></text:span><text:span text:style-name="T7">Mi <text:s/>Mi</text:span><text:span text:style-name="T8">7</text:span><text:line-break/> <text:s text:c="2"/>You may say I'm a dreamer<text:line-break/><text:span text:style-name="T7">Fa <text:s text:c="10"/>Sol <text:s text:c="14"/>Do <text:s/>Do</text:span><text:span text:style-name="T8">7+ <text:s/></text:span><text:span text:style-name="T7">Mi <text:s/>Mi</text:span><text:span text:style-name="T8">7</text:span><text:line-break/> <text:s text:c="2"/>But I'm not the only one<text:line-break/><text:span text:style-name="T7">Fa <text:s text:c="17"/>Sol <text:s text:c="10"/>Do <text:s text:c="5"/>Do</text:span><text:span text:style-name="T8">7+ <text:s/></text:span><text:span text:style-name="T7">Mi <text:s/>Mi</text:span><text:span text:style-name="T8">7</text:span><text:line-break/> <text:s text:c="2"/>I hope someday you'll join us<text:line-break/><text:soft-page-break/><text:span text:style-name="T7">Fa <text:s text:c="11"/>Sol <text:s text:c="11"/>Do</text:span><text:line-break/> <text:s text:c="2"/>And the world will be as one</text:p>
      <text:p text:style-name="P5"><text:span text:style-name="T3">Do</text:span><text:span text:style-name="T6">/Re</text:span><text:span text:style-name="T3"> <text:s/>Do</text:span><text:span text:style-name="T6">/La</text:span><text:span text:style-name="T3"> <text:s/>Do</text:span><text:span text:style-name="T6">/Si</text:span></text:p>
      <text:p text:style-name="P6">Imagine no possessions<text:line-break/>I wonder if you can<text:line-break/>No need for greed or hunger<text:line-break/>A brotherhood of man<text:line-break/>Imagine all the people<text:line-break/>Sharing all the world, you</text:p>
      <text:p text:style-name="P5">You may say I'm a dreamer<text:line-break/>But I'm not the only one<text:line-break/>I hope someday you'll join us<text:line-break/>And the world will live as 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officeooo:rsid="00111370" officeooo:paragraph-rsid="00111370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Header">
      <style:paragraph-properties fo:text-align="center" style:justify-single-word="false"/>
      <style:text-properties fo:language="it" fo:country="IT"/>
    </style:style>
    <style:style style:name="MT1" style:family="text">
      <style:text-properties officeooo:rsid="00111370"/>
    </style:style>
    <style:page-layout style:name="Mpm1">
      <style:page-layout-properties fo:page-width="5.8299in" fo:page-height="8.2701in" style:num-format="1" style:print-orientation="portrait" fo:margin-top="0.4925in" fo:margin-bottom="1in" fo:margin-left="0.75in" fo:margin-right="0.75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MAGINE</text:p>
      </style:header>
      <style:header-left>
        <text:p text:style-name="MP3">MUSICA I<text:span text:style-name="MT1">NTERNAZIONALE</text:span></text:p>
      </style:header-left>
      <style:header-first>
        <text:p text:style-name="MP2"/>
      </style:head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eo Cervini</meta:initial-creator>
    <meta:editing-cycles>124</meta:editing-cycles>
    <meta:print-date>2026-03-02T09:44:38.688143170</meta:print-date>
    <meta:creation-date>2024-07-11T09:24:00</meta:creation-date>
    <dc:date>2026-03-14T15:23:56.589099616</dc:date>
    <meta:editing-duration>PT3H32M25S</meta:editing-duration>
    <meta:generator>LibreOffice/25.8.5.2$Linux_X86_64 LibreOffice_project/580$Build-2</meta:generator>
    <dc:title>Imagine</dc:title>
    <meta:printed-by>PDF files: Matteo Cervini</meta:printed-by>
    <dc:creator>Matteo Cervini</dc:creator>
    <meta:document-statistic meta:table-count="0" meta:image-count="0" meta:object-count="0" meta:page-count="3" meta:paragraph-count="11" meta:word-count="189" meta:character-count="1126" meta:non-whitespace-character-count="693"/>
    <meta:user-defined meta:name="AppVersion">16.0000</meta:user-defined>
    <meta:template xlink:type="simple" xlink:actuate="onRequest" xlink:title="Normal.dotm" xlink:href=""/>
  </office:meta>
</office:document-meta>
</file>